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subtitle">
      <style:graphic-properties draw:fill-color="#ffffff" fo:min-height="17.935cm"/>
    </style:style>
    <style:style style:name="pr2" style:family="presentation" style:parent-style-name="標準-notes">
      <style:graphic-properties draw:fill-color="#ffffff" draw:auto-grow-height="true" fo:min-height="12.572cm"/>
    </style:style>
    <style:style style:name="P1" style:family="paragraph">
      <style:paragraph-properties fo:text-align="start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 text:style-name="P1">Core</text:p>
            <text:p text:style-name="P1"/>
            <text:p text:style-name="P1">先週やったこと</text:p>
            <text:p text:style-name="P1"><text:s/>- 2<text:span text:style-name="T1">nd</text:span> Arch完動 : 44MHz/11.58億命令/51.1秒</text:p>
            <text:p text:style-name="P1"><text:s/>- 命令メモリをwrite-first modeに</text:p>
            <text:p text:style-name="P1"><text:s/>- RS_RXの直接参照をやめる</text:p>
            <text:p text:style-name="P1"><text:s/>- 連続するI/O命令の間に1ストール入れる</text:p>
            <text:p text:style-name="P1"><text:s/>- floor,itof,ftoiを3段にして高速化</text:p>
            <text:p text:style-name="P1"/>
            <text:p text:style-name="P1">今週やること</text:p>
            <text:p text:style-name="P1"><text:s/>- クロックを上げる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397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番号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3.968cm" svg:height="10.476cm" svg:x="3.81cm" svg:y="2.123cm" presentation:class="page"/>
        <draw:frame presentation:style-name="標準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oko MUROYA</meta:initial-creator>
    <meta:creation-date>2013-01-14T16:41:45</meta:creation-date>
    <meta:editing-duration>PT3M23S</meta:editing-duration>
    <meta:editing-cycles>2</meta:editing-cycles>
    <dc:date>2013-01-14T16:44:59</dc:date>
    <dc:creator>Koko MUROYA</dc:creator>
    <meta:document-statistic meta:object-count="24"/>
    <meta:generator>LibreOffice/3.3$Unix LibreOffice_project/330m19$Build-401</meta:generator>
  </office:meta>
</office:document-meta>
</file>